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0a1af"/>
    </style:style>
    <style:style style:name="P2" style:family="paragraph" style:parent-style-name="Standard">
      <style:paragraph-properties fo:text-align="start" style:justify-single-word="false"/>
      <style:text-properties officeooo:paragraph-rsid="0000a1af"/>
    </style:style>
    <style:style style:name="T1" style:family="text">
      <style:text-properties officeooo:rsid="0000a1af"/>
    </style:style>
    <style:style style:name="T2" style:family="text">
      <style:text-properties officeooo:rsid="0001cb6a"/>
    </style:style>
    <style:style style:name="T3" style:family="text">
      <style:text-properties officeooo:rsid="000282af"/>
    </style:style>
    <style:style style:name="T4" style:family="text">
      <style:text-properties officeooo:rsid="00042f1d"/>
    </style:style>
    <style:style style:name="T5" style:family="text">
      <style:text-properties officeooo:rsid="0004cc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ocumentation for log.h</text:span></text:p>
      <text:p text:style-name="P1"><text:span text:style-name="T1"/></text:p>
      <text:p text:style-name="P2"><text:span text:style-name="T1"><text:tab/>Log.h is a file included from the Android SDK. It is for this reason that algorithms will not be described in this document. </text:span><text:span text:style-name="T2">Instead, this document will give a general description of this header file's usage. </text:span></text:p>
      <text:p text:style-name="P2"><text:span text:style-name="T2"/></text:p>
      <text:p text:style-name="P2"><text:span text:style-name="T2"><text:tab/></text:span><text:span text:style-name="T3">The first useful object in the header is an enumeration of the log priorities, which include unknown, default, verbose, debug, info, warn , error, fatal, and silent. </text:span><text:span text:style-name="T4">To accompany these priorities </text:span><text:span text:style-name="T5">are</text:span><text:span text:style-name="T4"> several </text:span><text:span text:style-name="T5">function declarations. These declarations represent functions that can write to the android lo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9T12:06:10</meta:creation-date>
    <dc:date>2013-08-09T12:20:28</dc:date>
    <meta:editing-duration>PT13M21S</meta:editing-duration>
    <meta:editing-cycles>5</meta:editing-cycles>
    <meta:generator>LibreOffice/4.0.2.2$Linux_X86_64 LibreOffice_project/400m0$Build-2</meta:generator>
    <meta:document-statistic meta:table-count="0" meta:image-count="0" meta:object-count="0" meta:page-count="1" meta:paragraph-count="3" meta:word-count="85" meta:character-count="538" meta:non-whitespace-character-count="453"/>
  </office:meta>
</office:document-meta>
</file>